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132a" officeooo:paragraph-rsid="0014132a"/>
    </style:style>
    <style:style style:name="P2" style:family="paragraph" style:parent-style-name="Standard">
      <style:paragraph-properties fo:text-align="start" style:justify-single-word="false"/>
      <style:text-properties officeooo:rsid="0014132a" officeooo:paragraph-rsid="0014132a"/>
    </style:style>
    <style:style style:name="P3" style:family="paragraph" style:parent-style-name="Standard">
      <style:paragraph-properties fo:text-align="start" style:justify-single-word="false"/>
      <style:text-properties officeooo:rsid="001603b5" officeooo:paragraph-rsid="001603b5"/>
    </style:style>
    <style:style style:name="P4" style:family="paragraph" style:parent-style-name="Standard">
      <style:paragraph-properties fo:text-align="start" style:justify-single-word="false"/>
      <style:text-properties officeooo:rsid="0016052b" officeooo:paragraph-rsid="0016052b"/>
    </style:style>
    <style:style style:name="P5" style:family="paragraph" style:parent-style-name="Standard">
      <style:paragraph-properties fo:text-align="start" style:justify-single-word="false"/>
      <style:text-properties officeooo:rsid="00162f5d" officeooo:paragraph-rsid="0016052b"/>
    </style:style>
    <style:style style:name="P6" style:family="paragraph" style:parent-style-name="Standard">
      <style:paragraph-properties fo:text-align="start" style:justify-single-word="false"/>
      <style:text-properties officeooo:rsid="0016938b" officeooo:paragraph-rsid="0016938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6bb1b" officeooo:paragraph-rsid="0014132a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6f76b" officeooo:paragraph-rsid="0016f76b"/>
    </style:style>
    <style:style style:name="P9" style:family="paragraph" style:parent-style-name="Standard">
      <style:paragraph-properties fo:text-align="start" style:justify-single-word="false"/>
      <style:text-properties officeooo:rsid="0017bbfc" officeooo:paragraph-rsid="0017bbfc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7bbfc" officeooo:paragraph-rsid="0017bbfc"/>
    </style:style>
    <style:style style:name="P11" style:family="paragraph" style:parent-style-name="Standard">
      <style:paragraph-properties fo:text-align="start" style:justify-single-word="false"/>
      <style:text-properties officeooo:rsid="0017bbfc" officeooo:paragraph-rsid="001603b5"/>
    </style:style>
    <style:style style:name="P12" style:family="paragraph" style:parent-style-name="Standard">
      <style:paragraph-properties fo:text-align="center" style:justify-single-word="false"/>
      <style:text-properties officeooo:rsid="001bccd9" officeooo:paragraph-rsid="001bccd9"/>
    </style:style>
    <style:style style:name="P13" style:family="paragraph" style:parent-style-name="Standard">
      <style:paragraph-properties fo:text-align="start" style:justify-single-word="false"/>
      <style:text-properties officeooo:rsid="001d0369" officeooo:paragraph-rsid="001d0369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1f248e" officeooo:paragraph-rsid="001f248e"/>
    </style:style>
    <style:style style:name="P15" style:family="paragraph" style:parent-style-name="Standard">
      <style:paragraph-properties fo:text-align="start" style:justify-single-word="false"/>
      <style:text-properties officeooo:rsid="001f248e" officeooo:paragraph-rsid="001f248e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204a3b" officeooo:paragraph-rsid="00204a3b"/>
    </style:style>
    <style:style style:name="T1" style:family="text">
      <style:text-properties officeooo:rsid="00204a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WORKSHOP OUTLINE </text:p>
      <text:p text:style-name="P1">So you’ve just been assigned an AI course</text:p>
      <text:p text:style-name="P1"/>
      <text:p text:style-name="P2">Goals of workshop </text:p>
      <text:p text:style-name="P2"/>
      <text:p text:style-name="P2">Goals of AI course </text:p>
      <text:list xml:id="list3928245681975213135" text:style-name="L1">
        <text:list-item>
          <text:p text:style-name="P7">Conceptual v hands-on? </text:p>
        </text:list-item>
        <text:list-item>
          <text:p text:style-name="P8">Focused vs. overview? </text:p>
        </text:list-item>
        <text:list-item>
          <text:p text:style-name="P8">Themed? </text:p>
        </text:list-item>
      </text:list>
      <text:p text:style-name="P2"/>
      <text:p text:style-name="P2">Topics of AI course </text:p>
      <text:list xml:id="list5782132232937348621" text:style-name="L3">
        <text:list-item>
          <text:p text:style-name="P14">Ethical issues </text:p>
        </text:list-item>
        <text:list-item>
          <text:p text:style-name="P14">Social/economic impact </text:p>
        </text:list-item>
        <text:list-item>
          <text:p text:style-name="P14">AI: </text:p>
          <text:list>
            <text:list-item>
              <text:p text:style-name="P14">Search: Unguided, guided, adversarial </text:p>
            </text:list-item>
            <text:list-item>
              <text:p text:style-name="P14">Constraint satisfaction </text:p>
            </text:list-item>
            <text:list-item>
              <text:p text:style-name="P14">Planning </text:p>
            </text:list-item>
            <text:list-item>
              <text:p text:style-name="P14">Propositional &amp; First-Order logic (static &amp; temporal) </text:p>
            </text:list-item>
            <text:list-item>
              <text:p text:style-name="P14">Bayesian reasoning, Bayesian networks, etc. </text:p>
            </text:list-item>
            <text:list-item>
              <text:p text:style-name="P14">Knowledge representation </text:p>
            </text:list-item>
            <text:list-item>
              <text:p text:style-name="P14">Neural networks </text:p>
              <text:list>
                <text:list-item>
                  <text:p text:style-name="P14">Feed-forward v. <text:span text:style-name="T1">temporal, regular v. </text:span>convolutional, classification v. regression, etc. </text:p>
                </text:list-item>
                <text:list-item>
                  <text:p text:style-name="P16">Radial basis functions for regression </text:p>
                </text:list-item>
              </text:list>
            </text:list-item>
            <text:list-item>
              <text:p text:style-name="P14">Computer vision – object recognition, classification, etc </text:p>
            </text:list-item>
            <text:list-item>
              <text:p text:style-name="P14">Natural language processing, knowledge extraction </text:p>
            </text:list-item>
            <text:list-item>
              <text:p text:style-name="P16">More stuff but I left the text on campus &amp; don’t have the TOC handy. </text:p>
            </text:list-item>
          </text:list>
        </text:list-item>
        <text:list-item>
          <text:p text:style-name="P14">ML:</text:p>
          <text:list>
            <text:list-item>
              <text:p text:style-name="P14">Clustering </text:p>
            </text:list-item>
            <text:list-item>
              <text:p text:style-name="P14">SVM’s</text:p>
            </text:list-item>
            <text:list-item>
              <text:p text:style-name="P14">Supervised v. unsupervised </text:p>
            </text:list-item>
            <text:list-item>
              <text:p text:style-name="P14">More stuff goes here but it’s late and i’m tired </text:p>
            </text:list-item>
          </text:list>
        </text:list-item>
      </text:list>
      <text:p text:style-name="P15"/>
      <text:p text:style-name="P2">Textbooks: At least 2 or 3, with pros/cons </text:p>
      <text:p text:style-name="P2">Identify online resources </text:p>
      <text:p text:style-name="P2"/>
      <text:p text:style-name="P3">Syllabus: </text:p>
      <text:p text:style-name="P11">Follows from goals of course (see above) but can give samples of our classes </text:p>
      <text:p text:style-name="P3"/>
      <text:p text:style-name="P3">Emphasize rapidity of change in this area </text:p>
      <text:p text:style-name="P3"/>
      <text:p text:style-name="P4">Sample exams </text:p>
      <text:p text:style-name="P4">Sample quizzes</text:p>
      <text:p text:style-name="P4">Sample programming projects </text:p>
      <text:p text:style-name="P4"/>
      <text:p text:style-name="P5">Resources: </text:p>
      <text:p text:style-name="P6">Google cloud </text:p>
      <text:p text:style-name="P6">Youtube videos </text:p>
      <text:p text:style-name="P6"><text:soft-page-break/></text:p>
      <text:p text:style-name="P9">Tools: </text:p>
      <text:list xml:id="list5837035822836009619" text:style-name="L2">
        <text:list-item>
          <text:p text:style-name="P10">Prolog</text:p>
        </text:list-item>
        <text:list-item>
          <text:p text:style-name="P10">Tensorflow </text:p>
        </text:list-item>
        <text:list-item>
          <text:p text:style-name="P10">WEKA </text:p>
        </text:list-item>
        <text:list-item>
          <text:p text:style-name="P10">MATLAB </text:p>
        </text:list-item>
        <text:list-item>
          <text:p text:style-name="P10">PyBrain </text:p>
        </text:list-item>
        <text:list-item>
          <text:p text:style-name="P10">FANN (Fast Artificial Neural Networks, C++) </text:p>
        </text:list-item>
      </text:list>
      <text:p text:style-name="P9"/>
      <text:p text:style-name="P13">To be compiled: Bibliography </text:p>
      <text:p text:style-name="P13"/>
      <text:p text:style-name="P1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21:02:43.852000000</meta:creation-date>
    <dc:date>2017-10-27T21:43:35.206000000</dc:date>
    <meta:editing-duration>PT59M59S</meta:editing-duration>
    <meta:editing-cycles>3</meta:editing-cycles>
    <meta:generator>LibreOffice/5.2.3.3$Windows_x86 LibreOffice_project/d54a8868f08a7b39642414cf2c8ef2f228f780cf</meta:generator>
    <meta:document-statistic meta:table-count="0" meta:image-count="0" meta:object-count="0" meta:page-count="2" meta:paragraph-count="47" meta:word-count="203" meta:character-count="1255" meta:non-whitespace-character-count="1085"/>
  </office:meta>
</office:document-meta>
</file>